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17a7c1" officeooo:paragraph-rsid="0017a7c1" style:font-size-asian="30pt" style:font-weight-asian="bold" style:font-size-complex="30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1pt" fo:font-weight="normal" officeooo:rsid="0017a7c1" officeooo:paragraph-rsid="0017a7c1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weight="normal" officeooo:rsid="001b0357" officeooo:paragraph-rsid="001b0357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1b6dac" officeooo:paragraph-rsid="001b6dac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7a7c1" officeooo:paragraph-rsid="0017a7c1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035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b0357" officeooo:paragraph-rsid="001b0357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b6dac" officeooo:paragraph-rsid="001b6dac"/>
    </style:style>
    <style:style style:name="P9" style:family="paragraph" style:parent-style-name="Text_20_body">
      <style:text-properties officeooo:rsid="001cbe86" officeooo:paragraph-rsid="001cbe86"/>
    </style:style>
    <style:style style:name="T1" style:family="text">
      <style:text-properties officeooo:rsid="00188fb3"/>
    </style:style>
    <style:style style:name="T2" style:family="text">
      <style:text-properties fo:font-size="11pt" fo:font-weight="normal" officeooo:rsid="00188fb3" style:font-size-asian="9.60000038146973pt" style:font-weight-asian="normal" style:font-size-complex="11pt" style:font-weight-complex="normal"/>
    </style:style>
    <style:style style:name="T3" style:family="text">
      <style:text-properties officeooo:rsid="001b0357"/>
    </style:style>
    <style:style style:name="T4" style:family="text">
      <style:text-properties officeooo:rsid="001b6da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lyerScreen Ticket Booking System</text:p>
      <text:p text:style-name="P1"/>
      <text:p text:style-name="P5"/>
      <text:list text:style-name="L1">
        <text:list-item>
          <text:p text:style-name="P2">Motive of this system is to book ticket <text:span text:style-name="T1">based on the user choice seat</text:span></text:p>
        </text:list-item>
        <text:list-item>
          <text:p text:style-name="P6"><text:span text:style-name="T2">User must login to book the ticket </text:span></text:p>
        </text:list-item>
        <text:list-item>
          <text:p text:style-name="P6"><text:span text:style-name="T3">Seats have three class, VIP, silver and gold.</text:span></text:p>
        </text:list-item>
        <text:list-item>
          <text:p text:style-name="P7">User able to see the booked seats.</text:p>
        </text:list-item>
        <text:list-item>
          <text:p text:style-name="P7">Users are able to reserve the selected seats for certain amount of time.</text:p>
        </text:list-item>
        <text:list-item>
          <text:p text:style-name="P6">Users should be able to book tickets for an event.</text:p>
        </text:list-item>
        <text:list-item>
          <text:p text:style-name="P6">Update the availability of seats after booking.</text:p>
        </text:list-item>
        <text:list-item>
          <text:p text:style-name="P7">If all seats are sold out, then it should be handled with proper message.</text:p>
        </text:list-item>
        <text:list-item>
          <text:p text:style-name="P8">User must able to cancel the ticket. (condition can be added)</text:p>
        </text:list-item>
        <text:list-item>
          <text:p text:style-name="P8">Theater can have multiple screen.</text:p>
        </text:list-item>
        <text:list-item>
          <text:p text:style-name="P8">//Each screen can have multiple timing**(future implementation)</text:p>
          <text:p text:style-name="P7"/>
        </text:list-item>
      </text:list>
      <text:p text:style-name="P9">Program flow :</text:p>
      <text:p text:style-name="P9"/>
      <text:p text:style-name="Text_20_body"/>
      <text:p text:style-name="P3">Funtion prototypes:</text:p>
      <text:p text:style-name="P3"/>
      <text:p text:style-name="P3">char * book_ticket(int phone_number, <text:span text:style-name="T4">int row[], int column[],int book_type [])</text:span></text:p>
      <text:p text:style-name="P4">char* booking_history(int phone)</text:p>
      <text:p text:style-name="P4">void load_screen()</text:p>
      <text:p text:style-name="P4">char* get_seat_availability()</text:p>
      <text:p text:style-name="P4">char* reserve_selected_seats(int phone)</text:p>
      <text:p text:style-name="P4">char* cancel_ticket(int phone, int book_type[])</text:p>
      <text:p text:style-name="P4">char* add_show_details(char* show_name, int screen_id)</text:p>
      <text:p text:style-name="P4"/>
      <text:p text:style-name="P4">structure prototype: </text:p>
      <text:p text:style-name="P4">struct screen</text:p>
      <text:p text:style-name="P4">{</text:p>
      <text:p text:style-name="P4"><text:s text:c="5"/>int screen_id;</text:p>
      <text:p text:style-name="P4"><text:s text:c="5"/>int vip_screen;</text:p>
      <text:p text:style-name="P4"><text:s text:c="5"/>int gold_screen;</text:p>
      <text:p text:style-name="P4"><text:s text:c="5"/>int </text:p>
      <text:p text:style-name="P4"/>
      <text:p text:style-name="P4">};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16:52:23.407000000</meta:creation-date>
    <dc:date>2024-08-07T08:19:22.616000000</dc:date>
    <meta:editing-duration>PT11M44S</meta:editing-duration>
    <meta:editing-cycles>1</meta:editing-cycles>
    <meta:document-statistic meta:table-count="0" meta:image-count="0" meta:object-count="0" meta:page-count="1" meta:paragraph-count="30" meta:word-count="167" meta:character-count="1064" meta:non-whitespace-character-count="915"/>
    <meta:generator>LibreOffice/24.2.5.2$Windows_X86_64 LibreOffice_project/bffef4ea93e59bebbeaf7f431bb02b1a39ee8a59</meta:generator>
  </office:meta>
</office:document-meta>
</file>